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0B0000035884FD811E068FE935.png" manifest:media-type="image/png"/>
  <manifest:file-entry manifest:full-path="Pictures/100000000000060B00000358151F9E077B6D692A.png" manifest:media-type="image/png"/>
  <manifest:file-entry manifest:full-path="Pictures/100000000000060B0000035887D8CA423F8F09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d5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9.405cm" draw:z-index="0"><draw:image xlink:href="Pictures/100000000000060B0000035884FD811E068FE935.png" xlink:type="simple" xlink:show="embed" xlink:actuate="onLoad" draw:mime-type="image/png"/></draw:frame><text:s/></text:p>
      <text:p text:style-name="P1"/>
      <text:p text:style-name="P1"><draw:frame draw:style-name="fr2" draw:name="Image2" text:anchor-type="char" svg:width="17cm" svg:height="9.405cm" draw:z-index="1"><draw:image xlink:href="Pictures/100000000000060B0000035887D8CA423F8F0964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17cm" svg:height="9.405cm" draw:z-index="2"><draw:image xlink:href="Pictures/100000000000060B00000358151F9E077B6D692A.png" xlink:type="simple" xlink:show="embed" xlink:actuate="onLoad" draw:mime-type="image/png"/></draw:frame><text:soft-page-break/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23:39:53.509000000</meta:creation-date>
    <dc:date>2023-03-13T23:59:38.994000000</dc:date>
    <meta:editing-duration>PT19M46S</meta:editing-duration>
    <meta:editing-cycles>1</meta:editing-cycles>
    <meta:document-statistic meta:table-count="0" meta:image-count="3" meta:object-count="0" meta:page-count="2" meta:paragraph-count="3" meta:word-count="0" meta:character-count="3" meta:non-whitespace-character-count="0"/>
    <meta:generator>LibreOffice/7.5.1.2$Windows_X86_64 LibreOffice_project/fcbaee479e84c6cd81291587d2ee68cba099e129</meta:generator>
  </office:meta>
</office:document-meta>
</file>